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0" fo:border="0.74pt solid #000000"/>
    </style:style>
    <style:style style:name="ce2" style:family="table-cell" style:parent-style-name="Default">
      <style:table-cell-properties fo:background-color="#f0ffff" fo:border="0.74pt solid #000000"/>
    </style:style>
    <style:style style:name="gr1" style:family="graphic" style:parent-style-name="Default">
      <style:graphic-properties draw:fill="solid" draw:fill-color="#6b8e23" draw:textarea-horizontal-align="justify" draw:textarea-vertical-align="middle" draw:auto-grow-height="false" fo:min-height="21.88mm" fo:min-width="5mm"/>
      <style:paragraph-properties fo:text-align="center"/>
    </style:style>
    <style:style style:name="P1" style:family="paragraph">
      <loext:graphic-properties draw:fill="solid" draw:fill-color="#6b8e23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myArrow" draw:style-name="gr1" draw:text-style-name="P1" svg:width="10mm" svg:height="25mm" svg:x="55mm" svg:y="37.5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16384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y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&lt;=3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&gt;=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G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H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myFilter" table:base-cell-address="$Sheet1.$C$1" table:cell-range-address="$Sheet1.$C$1:.$C$3" table:range-usable-as="filter"/>
      </table:named-expressions>
      <table:database-ranges>
        <table:database-range table:name="myRange" table:target-range-address="Sheet1.B6:Sheet1.C1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/>
    </style:style>
    <style:style style:name="Accent" style:family="table-cell" style:parent-style-name="Default">
      <style:table-cell-properties fo:wrap-option="no-wrap" style:shrink-to-fit="false"/>
      <style:text-properties fo:font-weight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.00.0000</text:date>, <text:time style:data-style-name="N2" text:time-value="11:24:31.4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5T11:13:28.984000000</meta:creation-date>
    <dc:title>5mm Grid</dc:title>
    <meta:editing-duration>PT11M1S</meta:editing-duration>
    <meta:editing-cycles>4</meta:editing-cycles>
    <meta:generator>LODev_15_Apr/7.6.0.0.alpha0$Windows_X86_64 LibreOffice_project/4829a85d0753c93419bd46b1d50bcfa6f0f3f1da</meta:generator>
    <meta:initial-creator>Regina Henschel</meta:initial-creator>
    <dc:date>2023-05-05T11:29:05.554000000</dc:date>
    <dc:creator>Regina Henschel</dc:creator>
    <meta:document-statistic meta:table-count="1" meta:cell-count="21" meta:object-count="1"/>
    <meta:template xlink:type="simple" xlink:actuate="onRequest" xlink:title="5mm Grid" xlink:href="../../../../../Apps/LODevInstalled_en_user/user/template/5mm%20Grid.ots" meta:date="2023-05-05T11:13:26.937000000"/>
  </office:meta>
</office:document-meta>
</file>